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2" style:family="graphic" style:parent-style-name="standard">
      <style:graphic-properties svg:stroke-color="#ffffff" draw:fill="none" draw:textarea-horizontal-align="center" draw:textarea-vertical-align="middle"/>
    </style:style>
    <style:style style:name="gr3" style:family="graphic" style:parent-style-name="objectwithoutfill">
      <style:graphic-properties svg:stroke-linecap="round" draw:fill="none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cm" svg:height="1cm" svg:x="0cm" svg:y="0.25cm">
            <draw:text-box>
              <text:p text:style-name="P1"><text:span text:style-name="T1">A</text:span></text:p>
            </draw:text-box>
          </draw:frame>
          <draw:rect draw:style-name="gr2" draw:text-style-name="P2" draw:layer="layout" svg:width="1cm" svg:height="1.25cm" svg:x="0cm" svg:y="0cm">
            <text:p/>
          </draw:rect>
          <draw:g>
            <draw:path draw:style-name="gr3" draw:text-style-name="P2" draw:layer="layout" svg:width="0.307cm" svg:height="0.189cm" draw:transform="skewX (0.653625804871753) rotate (0.863414380961432) translate (0.249999983344516cm 0.184999921776385cm)" svg:viewBox="0 0 308 190" svg:d="m0 0c192 0 308 190 308 190">
              <text:p/>
            </draw:path>
            <draw:path draw:style-name="gr3" draw:text-style-name="P2" draw:layer="layout" svg:width="0.31cm" svg:height="0.189cm" draw:transform="skewX (-0.664097780383717) rotate (-0.863414380962618) translate (0.547777073131331cm -0.0515217415515852cm)" svg:viewBox="0 0 311 190" svg:d="m0 190c192 0 311-190 311-190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8080" draw:marker-start-width="0.28cm" draw:marker-start-center="false" draw:marker-end-width="0.2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6T17:23:04.41</meta:creation-date>
    <dc:date>2012-09-06T17:28:20.71</dc:date>
    <meta:editing-duration>PT5M12S</meta:editing-duration>
    <meta:editing-cycles>7</meta:editing-cycles>
    <meta:generator>OpenOffice.org/3.4$Win32 OpenOffice.org_project/340m1$Build-9590</meta:generator>
    <meta:document-statistic meta:object-count="6"/>
  </office:meta>
</office:document-meta>
</file>